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Times New Roman1" svg:font-family="'Times New Roman'"/>
    <style:font-face style:name="arial" svg:font-family="arial, sans-serif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fo:margin-left="0.079cm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fo:margin-left="0.079cm" table:align="left"/>
    </style:style>
    <style:style style:name="Таблица2.A" style:family="table-column">
      <style:table-column-properties style:column-width="3.651cm"/>
    </style:style>
    <style:style style:name="Таблица2.B" style:family="table-column">
      <style:table-column-properties style:column-width="7.682cm"/>
    </style:style>
    <style:style style:name="Таблица2.C" style:family="table-column">
      <style:table-column-properties style:column-width="5.66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2" style:family="table-row">
      <style:table-row-properties style:min-row-height="0.915cm" style:use-optimal-row-height="false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line-height="0.7cm" fo:text-indent="0.504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cm" fo:margin-right="1.053cm" fo:margin-top="0.106cm" fo:margin-bottom="0cm" fo:line-height="0.7cm" fo:text-align="end" style:justify-single-word="false" fo:text-indent="0cm" style:auto-text-indent="false"/>
    </style:style>
    <style:style style:name="P8" style:family="paragraph" style:parent-style-name="Table_20_Contents">
      <style:paragraph-properties fo:line-height="0.7cm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0.7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0.7cm"/>
      <style:text-properties fo:font-size="14pt" style:font-size-asian="14pt" style:font-size-complex="14pt"/>
    </style:style>
    <style:style style:name="P11" style:family="paragraph" style:parent-style-name="Table_20_Contents">
      <style:paragraph-properties fo:line-height="0.7cm"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line-height="0.7cm"/>
      <style:text-properties fo:font-size="14pt" style:font-size-asian="14pt" style:font-size-complex="14pt"/>
    </style:style>
    <style:style style:name="P13" style:family="paragraph" style:parent-style-name="Text_20_body">
      <style:paragraph-properties fo:line-height="0.7cm"/>
      <style:text-properties fo:font-size="14pt" fo:language="en" fo:country="US" fo:font-weight="bold" style:font-size-asian="14pt" style:font-weight-asian="bold" style:font-size-complex="14pt"/>
    </style:style>
    <style:style style:name="P14" style:family="paragraph" style:parent-style-name="Text_20_body">
      <style:paragraph-properties fo:line-height="0.7cm"/>
      <style:text-properties fo:font-size="14pt" fo:font-weight="bold" style:font-size-asian="14pt" style:font-weight-asian="bold" style:font-size-complex="14pt"/>
    </style:style>
    <style:style style:name="P15" style:family="paragraph" style:parent-style-name="Text_20_body">
      <style:paragraph-properties fo:line-height="0.7cm"/>
      <style:text-properties fo:font-size="14pt"/>
    </style:style>
    <style:style style:name="P16" style:family="paragraph" style:parent-style-name="Text_20_body">
      <style:paragraph-properties fo:line-height="0.7cm"/>
      <style:text-properties fo:color="#000000" fo:font-size="14pt" style:font-size-asian="14pt" style:font-size-complex="14pt"/>
    </style:style>
    <style:style style:name="P17" style:family="paragraph" style:parent-style-name="Text_20_body">
      <style:paragraph-properties fo:line-height="0.7cm"/>
    </style:style>
    <style:style style:name="P18" style:family="paragraph" style:parent-style-name="Table_20_Contents">
      <style:paragraph-properties fo:margin-top="0cm" fo:margin-bottom="0.499cm" fo:line-height="0.7cm"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 style:master-page-name="MP0">
      <style:paragraph-properties fo:margin-left="0cm" fo:margin-right="0cm" fo:line-height="0.7cm" fo:text-align="justify" style:justify-single-word="false" fo:text-indent="1.27cm" style:auto-text-indent="false" style:page-number="auto" fo:break-before="page" fo:background-color="#ffff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 style:list-style-name="L1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.212cm" fo:margin-bottom="0cm" fo:line-height="150%" fo:text-align="justify" style:justify-single-word="false" fo:background-color="#ffffff" style:snap-to-layout-grid="false">
        <style:tab-stops>
          <style:tab-stop style:position="2.251cm"/>
        </style:tab-stops>
        <style:background-image/>
      </style:paragraph-properties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" style:family="text">
      <style:text-properties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language="en" fo:country="US"/>
    </style:style>
    <style:style style:name="T10" style:family="text">
      <style:text-properties fo:font-size="18pt" fo:font-style="normal" fo:font-weight="normal"/>
    </style:style>
    <style:style style:name="T11" style:family="text">
      <style:text-properties style:font-name="Times New Roman1" fo:font-size="18pt" fo:font-style="normal" fo:font-weight="normal"/>
    </style:style>
    <style:style style:name="T12" style:family="text">
      <style:text-properties fo:font-style="normal" fo:font-weight="normal"/>
    </style:style>
    <text:list-style style:name="L1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ОХРАНА ТРУДА, ЭКОЛОГИЧЕСКАЯ БЕЗОПАСНОСТЬ, РЕСУРСО- И ЭНЕРГО СБЕРЕЖЕНИЕ</text:p>
      <text:p text:style-name="P2">Обеспечение комфортных условий труда разработчиков систем электронного документооборота</text:p>
      <text:p text:style-name="P3">Все стадии разработки данного дипомного проекта проводились на предприятии ЗАО «Итранзишен».</text:p>
      <text:p text:style-name="P1">К умственному труду (интеллектуальному труду) относится 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5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4">Напряженность умственной деятельности — это характеристика труда, отражающая физиологическую стоимость нагрузки при психической 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 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6"><text:soft-page-break/><text:tab/>Работающий мозг потребляет значительно больше кислорода, чем другие ткани 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 расхода энергии (Таблица 1).</text:p>
      <text:p text:style-name="P7"><text:span text:style-name="Default_20_Paragraph_20_Font"><text:span text:style-name="T1"><text:s text:c="3"/></text:span></text:span><text:span text:style-name="Default_20_Paragraph_20_Font"><text:span text:style-name="T1"><text:tab/></text:span></text:span><text:span text:style-name="Default_20_Paragraph_20_Font"><text:span text:style-name="T1"><text:tab/> </text:span></text:span><text:span text:style-name="Default_20_Paragraph_20_Font"><text:span text:style-name="T2">Таблица 1. </text:span></text:span><text:span text:style-name="Default_20_Paragraph_20_Font"><text:span text:style-name="T1">Расход энергии при умственной работе (по М.Н.Шатерникову)</text:span>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">Вид работы</text:p>
          </table:table-cell>
          <table:table-cell table:style-name="Таблица1.B1" office:value-type="string">
            <text:p text:style-name="P9">Повышение в %</text:p>
          </table:table-cell>
        </table:table-row>
        <table:table-row>
          <table:table-cell table:style-name="Таблица1.A2" office:value-type="string">
            <text:p text:style-name="P11">Чтение сидя</text:p>
          </table:table-cell>
          <table:table-cell table:style-name="Таблица1.B2" office:value-type="string">
            <text:p text:style-name="P11">16</text:p>
          </table:table-cell>
        </table:table-row>
        <table:table-row>
          <table:table-cell table:style-name="Таблица1.A2" office:value-type="string">
            <text:p text:style-name="P11">Чтение вслух</text:p>
          </table:table-cell>
          <table:table-cell table:style-name="Таблица1.B2" office:value-type="string">
            <text:p text:style-name="P11">48</text:p>
          </table:table-cell>
        </table:table-row>
        <table:table-row>
          <table:table-cell table:style-name="Таблица1.A2" office:value-type="string">
            <text:p text:style-name="P11">Слушание лекции</text:p>
          </table:table-cell>
          <table:table-cell table:style-name="Таблица1.B2" office:value-type="string">
            <text:p text:style-name="P11">46</text:p>
          </table:table-cell>
        </table:table-row>
        <table:table-row>
          <table:table-cell table:style-name="Таблица1.A2" office:value-type="string">
            <text:p text:style-name="P11">Практические занятия в лаборатории</text:p>
          </table:table-cell>
          <table:table-cell table:style-name="Таблица1.B2" office:value-type="string">
            <text:p text:style-name="P11">86</text:p>
          </table:table-cell>
        </table:table-row>
        <table:table-row>
          <table:table-cell table:style-name="Таблица1.A2" office:value-type="string">
            <text:p text:style-name="P11">Чтение лекции</text:p>
          </table:table-cell>
          <table:table-cell table:style-name="Таблица1.B2" office:value-type="string">
            <text:p text:style-name="P11">94</text:p>
          </table:table-cell>
        </table:table-row>
      </table:table>
      <text:p text:style-name="P6"/>
      <text:p text:style-name="P6"><text:tab/>Основными показателями напряженности трудового процесса являются:</text:p>
      <text:list xml:id="list1476562157" text:style-name="L1">
        <text:list-item>
          <text:list>
            <text:list-item>
              <text:p text:style-name="P20">интеллектуальная нагрузка</text:p>
            </text:list-item>
          </text:list>
        </text:list-item>
      </text:list>
      <text:list xml:id="list1976874934" text:style-name="L2">
        <text:list-item>
          <text:list>
            <text:list-item>
              <text:p text:style-name="P21">сенсорная нагрузка</text:p>
            </text:list-item>
            <text:list-item>
              <text:p text:style-name="P21">эмоциональная нагрузка</text:p>
            </text:list-item>
            <text:list-item>
              <text:p text:style-name="P21">монотонность</text:p>
            </text:list-item>
            <text:list-item>
              <text:p text:style-name="P21">режим работы</text:p>
            </text:list-item>
          </text:list>
        </text:list-item>
      </text:list>
      <text:p text:style-name="P6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 алгоритма, что является наиболее сложным в умственном труде.</text:p>
      <text:p text:style-name="P6"><text:tab/>Под сенсорными нагрузками понимаеются повышенные требования к функции внимания, нагрузка на органы чуств, в первую очередь на зрительный анализатор. Основной характеристикой функции внимания является 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 продолжительности и интенсивности зрительной работы, определяемой с помощью хронометража.</text:p>
      <text:p text:style-name="P6"><text:tab/>Эмоциональные нагрузки обусловлены степенью ответственности за <text:soft-page-break/>результат производственной деятельности, материальной и социальной стоимости ошибки.</text:p>
      <text:p text:style-name="P6"><text:tab/>Монотонность трудовой деятельности оценивается по следующим показателям:</text:p>
      <text:list xml:id="list2065211789" text:style-name="L3">
        <text:list-item>
          <text:list>
            <text:list-item>
              <text:p text:style-name="P22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22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22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</text:p>
            </text:list-item>
            <text:list-item>
              <text:p text:style-name="P22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6"><text:tab/>Показатели режима работы описаны в СанПиН № 11-6-2002 РБ<text:span text:style-name="T8">.</text:span>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факторов трудового процесса и производственной среды.</text:p>
      <text:p text:style-name="P6"><text:tab/>Для оценки напряженности труда используются перечисленные выше параметры. Каждый параметр может относиться к одному из пяти классов: 1, 2, 3, 3.1, 3.2 либо отсутствовать при оценке напряженности определенной деятельности.</text:p>
      <text:p text:style-name="P6"><text:tab/>Выделим функции, которые выполняет разработчик систем электронного документооборота:</text:p>
      <text:list xml:id="list1415907165" text:style-name="L4">
        <text:list-item>
          <text:list>
            <text:list-item>
              <text:p text:style-name="P23">Проектирование системы, создание объектной модели</text:p>
            </text:list-item>
            <text:list-item>
              <text:p text:style-name="P23">Разработка алгоритмов, создание проектной документации</text:p>
            </text:list-item>
            <text:list-item>
              <text:p text:style-name="P23">Реализация системы</text:p>
            </text:list-item>
            <text:list-item>
              <text:p text:style-name="P23"><text:soft-page-break/>Тестирование и отладка системы</text:p>
            </text:list-item>
            <text:list-item>
              <text:p text:style-name="P23">Создание документации для разработчиков и для пользователя</text:p>
            </text:list-item>
          </text:list>
        </text:list-item>
      </text:list>
      <text:p text:style-name="P6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6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 <text:span text:style-name="T5">Клавиатуру следует располагать по поверхности стола на расстоянии 100-300 мм от края, обращенного к пользователю, или на специальной, регулируемой по высоте рабочей поверхности, отделенной от основной столешницы.</text:span></text:p>
      <text:p text:style-name="P6"><text:s text:c="2"/><text:tab/>Для обеспечения удобства зрительного наблюдения, быстрое 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6"><text:tab/>Правильно спроектированное и выполненное производственное 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</text:p>
      <text:p text:style-name="P12"><text:tab/>Существует три вида освещения - естественное, искусственное и совмещенное (естественное и искусственное вместе) . Согласно <text:span text:style-name="T8">СНБ 2.04-05-98, </text:span><text:s/>в помещений вычислительных центров необходимо применить систему комбинированного освещения.</text:p>
      <text:p text:style-name="P12"><text:tab/>Требования к освещенности в помещениях, где установлены компьютеры, <text:soft-page-break/>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</text:p>
      <text:p text:style-name="P12"><text:tab/>Кроме того все поле зрения 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15"><text:span text:style-name="T6"><text:tab/>Для обеспечения нужного освещения в ЗАО «Итранзишен» используется комбинированное освещение. Компьютерные столы располагаются рядом с окнами, что позволяет использовать естесственное освещение днем. </text:span><text:span text:style-name="T4">Естественное освещение является наиболее благоприятным для человека с физиологической точки зрения. В качестве источников искуственного освещения используются лампы дневного света, расположенные на потолке, освещенность помещения составляет 300лк, что является нормальным для работы с ПЭВМ. <text:s/>Лампы дневного света располагаются на потолке таким образом, что блики на поверхности экрана монитора практически исключены.</text:span></text:p>
      <text:p text:style-name="P16"><text:tab/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теплообмена тела человека с окружающей средой.</text:p>
      <text:p text:style-name="P12"><text:tab/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[3] <text:s/>установлены величины 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Таблица 2).</text:p>
      <text:p text:style-name="P17"><text:span text:style-name="Default_20_Paragraph_20_Font"><text:span text:style-name="T1"/></text:span></text:p>
      <text:p text:style-name="P17"><text:soft-page-break/><text:span text:style-name="Default_20_Paragraph_20_Font"><text:span text:style-name="T1"><text:tab/></text:span></text:span><text:span text:style-name="Default_20_Paragraph_20_Font"><text:span text:style-name="T2">Таблица 2.</text:span></text:span><text:span text:style-name="Default_20_Paragraph_20_Font"><text:span text:style-name="T1"> - Параметры микроклимата для помещений, где установлены компьютеры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Период</text:p>
          </table:table-cell>
          <table:table-cell table:style-name="Таблица2.A1" office:value-type="string">
            <text:p text:style-name="P8">Параметры микроклимата</text:p>
          </table:table-cell>
          <table:table-cell table:style-name="Таблица2.C1" office:value-type="string">
            <text:p text:style-name="P8">Величина</text:p>
          </table:table-cell>
        </table:table-row>
        <table:table-row table:style-name="Таблица2.2">
          <table:table-cell table:style-name="Таблица2.A2" office:value-type="string">
            <text:p text:style-name="P10">Холодный</text:p>
          </table:table-cell>
          <table:table-cell table:style-name="Таблица2.A2" office:value-type="string">
            <text:p text:style-name="P10">Температура воздуха в помещении</text:p>
          </table:table-cell>
          <table:table-cell table:style-name="Таблица2.C2" office:value-type="string">
            <text:p text:style-name="P18">22…24°С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Относительная влажность</text:p>
          </table:table-cell>
          <table:table-cell table:style-name="Таблица2.C2" office:value-type="string">
            <text:p text:style-name="P18">40…60%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Скорость движения воздуха</text:p>
          </table:table-cell>
          <table:table-cell table:style-name="Таблица2.C2" office:value-type="string">
            <text:p text:style-name="P18">до 0,1м/с</text:p>
          </table:table-cell>
        </table:table-row>
        <table:table-row>
          <table:table-cell table:style-name="Таблица2.A2" office:value-type="string">
            <text:p text:style-name="P10">Теплый</text:p>
          </table:table-cell>
          <table:table-cell table:style-name="Таблица2.A2" office:value-type="string">
            <text:p text:style-name="P10">Температура воздуха в помещении</text:p>
          </table:table-cell>
          <table:table-cell table:style-name="Таблица2.C2" office:value-type="string">
            <text:p text:style-name="P18">23…25°С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Относительная влажность</text:p>
          </table:table-cell>
          <table:table-cell table:style-name="Таблица2.C2" office:value-type="string">
            <text:p text:style-name="P18">40…60%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Скорость движения воздуха</text:p>
          </table:table-cell>
          <table:table-cell table:style-name="Таблица2.C2" office:value-type="string">
            <text:p text:style-name="P18">0,1…0,2м/с</text:p>
          </table:table-cell>
        </table:table-row>
      </table:table>
      <text:p text:style-name="P12"/>
      <text:p text:style-name="P12"><text:tab/>Для обеспечения требуемых параметров микроклимата в ЗАО «Итранзишен» в холодный период используеются обогреватели, для поддержания требуемой температуры при достаточно низких температурах. В теплый период используются кондиционеры, которые могут поддерживать требуемую температуру в помещении.</text:p>
      <text:p text:style-name="P12"><text:tab/>Максимальный уровень рентгеновского излучения на рабочем месте оператора компьютера обычно не превышает 10 мкбэр/ч, а интенсивность ультрофиолетового и инфракрасного излучений от экрана монитора лежит в пределах 10-100 мВт/м2</text:p>
      <text:p text:style-name="P17"><text:span text:style-name="Default_20_Paragraph_20_Font"><text:span text:style-name="T1"><text:tab/>Для снижения данных видов излучения в ЗАО «Итранзишен» на рабочих местах установлены ЖКИ мониторы с матрицей с диагональю 17 дюймов, преимущество ЖКИ мониторов перед ЭЛТ в том, что радиационное излучение, испускаемое ЖКИ мониторами на порядок меньше, чем в случе с ЭЛТ.</text:span></text:span></text:p>
      <text:p text:style-name="P6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глазах, в пояснице, в области шеи и руках. Работу за экраном монитора следует <text:soft-page-break/>периодически прерывать на регламентированные перерывы, которые устанавливаются для обеспечения работоспособности и сохранения здоровья. <text:tab/></text:p>
      <text:p text:style-name="P6"><text:tab/>ЗАО «Итранзишен» оплачивает своим сотрудникам походы в спортивные залы и бассейны. Регулярно устраиваются соревнования по ранообразным видам спорта среди сотрудников, что помогает сохранить сотрудникам здоровье и работоспособность. </text:p>
      <text:p text:style-name="P6"><text:tab/><text:span text:style-name="T7">Вывод:</text:span> Уделение особого внимания условиям труда работника, а также внедрение методов, снижающих утомляемость работников, повышают работоспособность, снижают риски для здоровья, которые достаточно велики при умственном труде и работе с ПЭВМ.</text:p>
      <text:p text:style-name="P6"><text:tab/>ЗАО «Итранзишен» предоставляет условия труда, удовлетворяющие стандартам, что повышает работоспособнсть работников, за счет снижения рисков для здоровья.</text:p>
      <text:p text:style-name="P6"><text:span text:style-name="Default_20_Paragraph_20_Font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pan text:style-name="Default_20_Paragraph_20_Font"><text:span text:style-name="T3">[1]</text:span></text:span><text:span text:style-name="Default_20_Paragraph_20_Font"><text:span text:style-name="T3"> В. А. Дубовцев. </text:span></text:span><text:span text:style-name="Default_20_Paragraph_20_Font"><text:span text:style-name="T2">Безопасность жизнедеятельности. / В. А. Дубовцев. -- Учеб. пособие для дипломников. -- Киров: КирПИ, 1992.</text:span></text:span></text:p>
      <text:p text:style-name="P14">[2] Инструкция 2.2.7.11-11-200-2003 <text:s/>«Гигиеническая оценка характера трудовой деятельности по показателям тяжести и напряженности труда»: ориг. текст. - Минск: Юрист, 2004.</text:p>
      <text:p text:style-name="P14">[3] СанПиН 9-80-РБ-98 <text:s/>«Гигиенические требования к микроклимату производственных помещений»: ориг. текст. - Минск: Юрист, 2000.</text:p>
      <text:p text:style-name="P14">[4] СанПин 9-131-РБ-2000 «Гигиенические требования к видеодисплейным терминалам, электронно-вычислительным машинам и организации работы»: ориг. текст. - Минск: Юрист, 2001.</text:p>
      <text:p text:style-name="P24"><text:span text:style-name="T9">[5] </text:span><text:span text:style-name="T8">СНБ 2.04-05-98. Естественное и искусственное освещение. Строительные нормы Республики Белару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Times New Roman1" svg:font-family="'Times New Roman'"/>
    <style:font-face style:name="arial" svg:font-family="arial, sans-serif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hyphenation-ladder-count="no-limit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creation-date>2010-05-02T17:32:00Z</meta:creation-date>
    <dc:date>2010-06-01T04:28:18</dc:date>
    <meta:editing-cycles>315</meta:editing-cycles>
    <meta:editing-duration>PT35H22M43S</meta:editing-duration>
    <meta:document-statistic meta:table-count="2" meta:image-count="0" meta:object-count="0" meta:page-count="8" meta:paragraph-count="82" meta:word-count="1534" meta:character-count="12900"/>
    <meta:template xlink:type="simple" xlink:actuate="onRequest" xlink:title="" xlink:href="Normal"/>
  </office:meta>
</office:document-meta>
</file>